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76.67958069" calcext:value-type="float">
            <text:p>76,67958069</text:p>
          </table:table-cell>
          <table:table-cell office:value-type="float" office:value="8.636009308E-027" calcext:value-type="float">
            <text:p>8,64E-027</text:p>
          </table:table-cell>
          <table:table-cell office:value-type="float" office:value="4.482029438" calcext:value-type="float">
            <text:p>4,482029438</text:p>
          </table:table-cell>
          <table:table-cell table:style-name="ce2" table:formula="of:=([.E3]-[.E2])/[.E2]" office:value-type="float" office:value="0.00240536837947773" calcext:value-type="float">
            <text:p>0,002405368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836" calcext:value-type="float">
            <text:p>149836</text:p>
          </table:table-cell>
          <table:table-cell office:value-type="float" office:value="82.21359253" calcext:value-type="float">
            <text:p>82,21359253</text:p>
          </table:table-cell>
          <table:table-cell office:value-type="float" office:value="3.936652298E-021" calcext:value-type="float">
            <text:p>3,94E-021</text:p>
          </table:table-cell>
          <table:table-cell office:value-type="float" office:value="3.105083704" calcext:value-type="float">
            <text:p>3,10508370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9836" calcext:value-type="float">
            <text:p>149836</text:p>
          </table:table-cell>
          <table:table-cell office:value-type="float" office:value="103.2168121" calcext:value-type="float">
            <text:p>103,2168121</text:p>
          </table:table-cell>
          <table:table-cell office:value-type="float" office:value="6.208478405E-021" calcext:value-type="float">
            <text:p>6,21E-021</text:p>
          </table:table-cell>
          <table:table-cell office:value-type="float" office:value="3.109057426" calcext:value-type="float">
            <text:p>3,109057426</text:p>
          </table:table-cell>
          <table:table-cell table:formula="of:=([.E5]-[.E4])/[.E4]" office:value-type="float" office:value="0.00127974714333176" calcext:value-type="float">
            <text:p>0,00127974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2096" calcext:value-type="float">
            <text:p>152096</text:p>
          </table:table-cell>
          <table:table-cell office:value-type="float" office:value="98.58696747" calcext:value-type="float">
            <text:p>98,58696747</text:p>
          </table:table-cell>
          <table:table-cell office:value-type="float" office:value="5.328881554E-018" calcext:value-type="float">
            <text:p>5,33E-018</text:p>
          </table:table-cell>
          <table:table-cell office:value-type="float" office:value="2.484603643" calcext:value-type="float">
            <text:p>2,48460364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2096" calcext:value-type="float">
            <text:p>152096</text:p>
          </table:table-cell>
          <table:table-cell office:value-type="float" office:value="102.7453003" calcext:value-type="float">
            <text:p>102,7453003</text:p>
          </table:table-cell>
          <table:table-cell office:value-type="float" office:value="7.538680912E-018" calcext:value-type="float">
            <text:p>7,54E-018</text:p>
          </table:table-cell>
          <table:table-cell office:value-type="float" office:value="2.486471891" calcext:value-type="float">
            <text:p>2,486471891</text:p>
          </table:table-cell>
          <table:table-cell table:style-name="ce3" table:formula="of:=([.E7]-[.E6])/[.E6]" office:value-type="float" office:value="0.000751929993044799" calcext:value-type="float">
            <text:p>0,0007519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345" calcext:value-type="float">
            <text:p>153345</text:p>
          </table:table-cell>
          <table:table-cell office:value-type="float" office:value="102.7997513" calcext:value-type="float">
            <text:p>102,7997513</text:p>
          </table:table-cell>
          <table:table-cell office:value-type="float" office:value="1.117488979E-016" calcext:value-type="float">
            <text:p>1,12E-016</text:p>
          </table:table-cell>
          <table:table-cell office:value-type="float" office:value="2.108711958" calcext:value-type="float">
            <text:p>2,10871195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3345" calcext:value-type="float">
            <text:p>153345</text:p>
          </table:table-cell>
          <table:table-cell office:value-type="float" office:value="102.8669052" calcext:value-type="float">
            <text:p>102,8669052</text:p>
          </table:table-cell>
          <table:table-cell office:value-type="float" office:value="2.676800137E-016" calcext:value-type="float">
            <text:p>2,68E-016</text:p>
          </table:table-cell>
          <table:table-cell office:value-type="float" office:value="2.109645128" calcext:value-type="float">
            <text:p>2,109645128</text:p>
          </table:table-cell>
          <table:table-cell table:style-name="ce3" table:formula="of:=([.E9]-[.E8])/[.E8]" office:value-type="float" office:value="0.000442530804863822" calcext:value-type="float">
            <text:p>0,00044253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501" calcext:value-type="float">
            <text:p>154501</text:p>
          </table:table-cell>
          <table:table-cell office:value-type="float" office:value="102.9115295" calcext:value-type="float">
            <text:p>102,9115295</text:p>
          </table:table-cell>
          <table:table-cell office:value-type="float" office:value="0.00000000000001403790753" calcext:value-type="float">
            <text:p>1,40E-014</text:p>
          </table:table-cell>
          <table:table-cell office:value-type="float" office:value="1.851539135" calcext:value-type="float">
            <text:p>1,85153913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4501" calcext:value-type="float">
            <text:p>154501</text:p>
          </table:table-cell>
          <table:table-cell office:value-type="float" office:value="103.8674393" calcext:value-type="float">
            <text:p>103,8674393</text:p>
          </table:table-cell>
          <table:table-cell office:value-type="float" office:value="0.00000000000003129492989" calcext:value-type="float">
            <text:p>3,13E-014</text:p>
          </table:table-cell>
          <table:table-cell office:value-type="float" office:value="1.851584792" calcext:value-type="float">
            <text:p>1,851584792</text:p>
          </table:table-cell>
          <table:table-cell table:style-name="ce3" table:formula="of:=([.E11]-[.E10])/[.E10]" office:value-type="float" office:value="0.0000246589440845139" calcext:value-type="float">
            <text:p>2,46589440845139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344" calcext:value-type="float">
            <text:p>155344</text:p>
          </table:table-cell>
          <table:table-cell office:value-type="float" office:value="103.8873672" calcext:value-type="float">
            <text:p>103,8873672</text:p>
          </table:table-cell>
          <table:table-cell office:value-type="float" office:value="9.294102048E-015" calcext:value-type="float">
            <text:p>9,29E-015</text:p>
          </table:table-cell>
          <table:table-cell office:value-type="float" office:value="1.659624696" calcext:value-type="float">
            <text:p>1,65962469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5344" calcext:value-type="float">
            <text:p>155344</text:p>
          </table:table-cell>
          <table:table-cell office:value-type="float" office:value="104.408493" calcext:value-type="float">
            <text:p>104,408493</text:p>
          </table:table-cell>
          <table:table-cell office:value-type="float" office:value="0.00000000000002666500884" calcext:value-type="float">
            <text:p>2,67E-014</text:p>
          </table:table-cell>
          <table:table-cell office:value-type="float" office:value="1.659669042" calcext:value-type="float">
            <text:p>1,659669042</text:p>
          </table:table-cell>
          <table:table-cell table:formula="of:=([.E13]-[.E12])/[.E12]" office:value-type="float" office:value="0.0000267204989819683" calcext:value-type="float">
            <text:p>2,67204989819683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354" calcext:value-type="float">
            <text:p>156354</text:p>
          </table:table-cell>
          <table:table-cell office:value-type="float" office:value="104.4197006" calcext:value-type="float">
            <text:p>104,4197006</text:p>
          </table:table-cell>
          <table:table-cell office:value-type="float" office:value="0.000000000009678617283" calcext:value-type="float">
            <text:p>9,68E-012</text:p>
          </table:table-cell>
          <table:table-cell office:value-type="float" office:value="1.50835681" calcext:value-type="float">
            <text:p>1,5083568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6354" calcext:value-type="float">
            <text:p>156354</text:p>
          </table:table-cell>
          <table:table-cell office:value-type="float" office:value="104.7571564" calcext:value-type="float">
            <text:p>104,7571564</text:p>
          </table:table-cell>
          <table:table-cell office:value-type="float" office:value="0.000000000003240487522" calcext:value-type="float">
            <text:p>3,24E-012</text:p>
          </table:table-cell>
          <table:table-cell office:value-type="float" office:value="1.507906199" calcext:value-type="float">
            <text:p>1,507906199</text:p>
          </table:table-cell>
          <table:table-cell table:formula="of:=([.E15]-[.E14])/[.E14]" office:value-type="float" office:value="-0.000298742974482271" calcext:value-type="float">
            <text:p>-0,0002987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406" calcext:value-type="float">
            <text:p>157406</text:p>
          </table:table-cell>
          <table:table-cell office:value-type="float" office:value="104.7640076" calcext:value-type="float">
            <text:p>104,7640076</text:p>
          </table:table-cell>
          <table:table-cell office:value-type="float" office:value="0.00000000002132712409" calcext:value-type="float">
            <text:p>2,13E-011</text:p>
          </table:table-cell>
          <table:table-cell office:value-type="float" office:value="1.384679556" calcext:value-type="float">
            <text:p>1,38467955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7406" calcext:value-type="float">
            <text:p>157406</text:p>
          </table:table-cell>
          <table:table-cell office:value-type="float" office:value="105.046936" calcext:value-type="float">
            <text:p>105,046936</text:p>
          </table:table-cell>
          <table:table-cell office:value-type="float" office:value="0.00000000001287803891" calcext:value-type="float">
            <text:p>1,29E-011</text:p>
          </table:table-cell>
          <table:table-cell office:value-type="float" office:value="1.384349465" calcext:value-type="float">
            <text:p>1,384349465</text:p>
          </table:table-cell>
          <table:table-cell table:formula="of:=([.E17]-[.E16])/[.E16]" office:value-type="float" office:value="-0.000238388007224916" calcext:value-type="float">
            <text:p>-0,0002383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8772" calcext:value-type="float">
            <text:p>158772</text:p>
          </table:table-cell>
          <table:table-cell office:value-type="float" office:value="105.0513535" calcext:value-type="float">
            <text:p>105,0513535</text:p>
          </table:table-cell>
          <table:table-cell office:value-type="float" office:value="0.00000000005864696923" calcext:value-type="float">
            <text:p>5,86E-011</text:p>
          </table:table-cell>
          <table:table-cell office:value-type="float" office:value="1.28158772" calcext:value-type="float">
            <text:p>1,2815877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8772" calcext:value-type="float">
            <text:p>158772</text:p>
          </table:table-cell>
          <table:table-cell office:value-type="float" office:value="105.3146896" calcext:value-type="float">
            <text:p>105,3146896</text:p>
          </table:table-cell>
          <table:table-cell office:value-type="float" office:value="0.00000000006066483427" calcext:value-type="float">
            <text:p>6,07E-011</text:p>
          </table:table-cell>
          <table:table-cell office:value-type="float" office:value="1.280848622" calcext:value-type="float">
            <text:p>1,280848622</text:p>
          </table:table-cell>
          <table:table-cell table:style-name="ce3" table:formula="of:=([.E19]-[.E18])/[.E18]" office:value-type="float" office:value="-0.000576704964058301" calcext:value-type="float">
            <text:p>-0,0005767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0637" calcext:value-type="float">
            <text:p>160637</text:p>
          </table:table-cell>
          <table:table-cell office:value-type="float" office:value="105.3176651" calcext:value-type="float">
            <text:p>105,3176651</text:p>
          </table:table-cell>
          <table:table-cell office:value-type="float" office:value="0.000000001091899793" calcext:value-type="float">
            <text:p>1,09E-009</text:p>
          </table:table-cell>
          <table:table-cell office:value-type="float" office:value="1.193336487" calcext:value-type="float">
            <text:p>1,19333648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0637" calcext:value-type="float">
            <text:p>160637</text:p>
          </table:table-cell>
          <table:table-cell office:value-type="float" office:value="105.570137" calcext:value-type="float">
            <text:p>105,570137</text:p>
          </table:table-cell>
          <table:table-cell office:value-type="float" office:value="0.000000001555453211" calcext:value-type="float">
            <text:p>1,56E-009</text:p>
          </table:table-cell>
          <table:table-cell office:value-type="float" office:value="1.192922711" calcext:value-type="float">
            <text:p>1,192922711</text:p>
          </table:table-cell>
          <table:table-cell table:style-name="ce3" table:formula="of:=([.E21]-[.E20])/[.E20]" office:value-type="float" office:value="-0.000346738748465027" calcext:value-type="float">
            <text:p>-0,000346738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2631" calcext:value-type="float">
            <text:p>162631</text:p>
          </table:table-cell>
          <table:table-cell office:value-type="float" office:value="105.5644989" calcext:value-type="float">
            <text:p>105,5644989</text:p>
          </table:table-cell>
          <table:table-cell office:value-type="float" office:value="0.000000003004527516" calcext:value-type="float">
            <text:p>3,00E-009</text:p>
          </table:table-cell>
          <table:table-cell office:value-type="float" office:value="1.116258383" calcext:value-type="float">
            <text:p>1,11625838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347038106955408" calcext:value-type="float">
            <text:p>0,0003470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7:15.693586744</dc:date>
    <meta:document-statistic meta:table-count="1" meta:cell-count="121" meta:object-count="0"/>
    <meta:generator>LibreOffice/4.1.5.3$Linux_X86_64 LibreOffice_project/410m0$Build-3</meta:generator>
  </office:meta>
</office:document-meta>
</file>